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0pt" fo:font-weight="bold" officeooo:rsid="000f6290" officeooo:paragraph-rsid="000f6290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Purisa" fo:font-size="15pt" fo:font-weight="bold" officeooo:rsid="000f6290" officeooo:paragraph-rsid="000f6290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Purisa" fo:font-size="11pt" fo:font-weight="bold" officeooo:rsid="000f6290" officeooo:paragraph-rsid="000f6290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Purisa" fo:font-size="11pt" fo:font-weight="bold" officeooo:rsid="000f7cec" officeooo:paragraph-rsid="000f7ce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Purisa" fo:font-size="11pt" style:text-underline-style="none" officeooo:rsid="000f7cec" officeooo:paragraph-rsid="000f7cec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size="11pt" officeooo:paragraph-rsid="000f7cec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size="11pt" officeooo:rsid="000f7cec" officeooo:paragraph-rsid="000f7cec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size="11pt" officeooo:rsid="00105375" officeooo:paragraph-rsid="00105375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Purisa" fo:font-size="11pt" fo:font-style="normal" style:text-underline-style="none" fo:font-weight="bold" officeooo:rsid="000f6290" officeooo:paragraph-rsid="000f6290" style:text-blinking="false" fo:background-color="transparent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Purisa" fo:font-size="11pt" fo:font-style="normal" style:text-underline-style="none" fo:font-weight="bold" officeooo:rsid="000f6290" officeooo:paragraph-rsid="000f7cec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weight="normal" officeooo:rsid="000f7cec"/>
    </style:style>
    <style:style style:name="T3" style:family="text">
      <style:text-properties fo:font-variant="normal" fo:text-transform="none" fo:color="#000000" style:text-line-through-style="none" style:text-line-through-type="none" style:font-name="Purisa" fo:font-size="13pt" fo:font-style="normal" style:text-underline-style="none" fo:font-weight="bold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Puris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Purisa" fo:font-style="normal" style:text-underline-style="none" fo:font-weight="bold" officeooo:rsid="000f7cec" style:text-blinking="false" fo:background-color="transparent" loext:char-shading-value="0" style:font-weight-asian="bold" style:font-weight-complex="bold"/>
    </style:style>
    <style:style style:name="T6" style:family="text">
      <style:text-properties officeooo:rsid="000f7ce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_WINTER_WORKSHOP</text:p>
      <text:p text:style-name="P2">Documentation </text:p>
      <text:p text:style-name="P2">Day 1</text:p>
      <text:p text:style-name="P3">-installation of ubuntu</text:p>
      <text:p text:style-name="P3">-basic syntax in c++</text:p>
      <text:p text:style-name="P3">-problem of matrix multipilcation</text:p>
      <text:p text:style-name="P3">-introduction to open cv commands</text:p>
      <text:p text:style-name="P3">IMAGE</text:p>
      <text:p text:style-name="P3">- 2d array of pixels</text:p>
      <text:p text:style-name="P3">-using Mat() to create image </text:p>
      <text:p text:style-name="P9">-in 8 bit image intensity <text:span text:style-name="T6">(from 0 to 255 in unsigned format)</text:span></text:p>
      <text:p text:style-name="P9">-<text:span text:style-name="T6">basic colors-blue,green,red</text:span></text:p>
      <text:p text:style-name="P10">-<text:span text:style-name="T6">grey scale image</text:span></text:p>
      <text:p text:style-name="P10"><text:span text:style-name="T2">-</text:span><text:span text:style-name="T6">To convert an image to a grayscale image</text:span> 0.114*B+0.387*G+0.299*R </text:p>
      <text:p text:style-name="P10">-<text:span text:style-name="T6">imread to scan image</text:span></text:p>
      <text:p text:style-name="P10"><text:span text:style-name="T6">-imshow toprint image</text:span></text:p>
      <text:p text:style-name="P10"><text:span text:style-name="T6">-imwrite to save image</text:span></text:p>
      <text:p text:style-name="P5"><text:span text:style-name="T1">PIXEL</text:span></text:p>
      <text:p text:style-name="P6"><text:span text:style-name="T5">-to grab one use image.at&lt;Vec3b&gt;(i,j)[0/1/2]for b,g,r</text:span></text:p>
      <text:p text:style-name="P6"><text:span text:style-name="T5">-for grayscale image.at&lt;uchar&gt;(i,j)</text:span></text:p>
      <text:p text:style-name="P7"><text:span text:style-name="T5"/></text:p>
      <text:p text:style-name="P7"><text:span text:style-name="T4">-did chess board problem,mirror image of joker image</text:span></text:p>
      <text:p text:style-name="P7"><text:span text:style-name="T4">convert rbg to grayscale use cvtColor(source,dest,flag)</text:span></text:p>
      <text:p text:style-name="P7"><text:span text:style-name="T4">flag=BGR2HSV for blue,green,red to hue,saturation ,color conversion</text:span></text:p>
      <text:p text:style-name="P8"><text:span text:style-name="T4">SYNTAX</text:span></text:p>
      <text:p text:style-name="P8"><text:span text:style-name="T4">-Mat(rows,cols,CV_&lt;no of bits&gt;UC&lt;3 for bgr and 1 for gray &gt;,Scalar(b,g,r/grayscale))</text:span></text:p>
      <text:p text:style-name="P8"><text:span text:style-name="T4">-Mat a=imread(“imagelocation”,0/1)</text:span></text:p>
      <text:p text:style-name="P8"><text:span text:style-name="T4">0 for grayscale and 1 for bgr</text:span></text:p>
      <text:p text:style-name="P8"><text:soft-page-break/><text:span text:style-name="T4">-imshow(“window name”,image name)</text:span></text:p>
      <text:p text:style-name="P8"><text:span text:style-name="T4">-waitKey(time in miliseconds)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59:06.083871969</meta:creation-date>
    <dc:date>2017-12-12T12:26:03.625698331</dc:date>
    <meta:editing-duration>PT5M57S</meta:editing-duration>
    <meta:editing-cycles>1</meta:editing-cycles>
    <meta:document-statistic meta:table-count="0" meta:image-count="0" meta:object-count="0" meta:page-count="2" meta:paragraph-count="29" meta:word-count="125" meta:character-count="917" meta:non-whitespace-character-count="818"/>
    <meta:generator>LibreOffice/5.1.6.2$Linux_X86_64 LibreOffice_project/10m0$Build-2</meta:generator>
  </office:meta>
</office:document-meta>
</file>